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035cm solid #000000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9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/>
          <table:table-cell table:style-name="ce2" office:value-type="string">
            <text:p>SUPL1 - XXX</text:p>
          </table:table-cell>
          <table:table-cell table:style-name="ce2" office:value-type="string">
            <text:p>SUPL2 - XXX</text:p>
          </table:table-cell>
          <table:table-cell table:number-columns-repeated="1021"/>
        </table:table-row>
        <table:table-row table:style-name="ro2">
          <table:table-cell office:value-type="string">
            <text:p>RQN1 - XXX</text:p>
          </table:table-cell>
          <table:table-cell office:value-type="string">
            <text:p>&gt;</text:p>
          </table:table-cell>
          <table:table-cell table:number-columns-repeated="1022"/>
        </table:table-row>
        <table:table-row table:style-name="ro2">
          <table:table-cell office:value-type="string">
            <text:p>RQN2 - XXX</text:p>
          </table:table-cell>
          <table:table-cell table:number-columns-repeated="1023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#REF!$#REF!: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 R$ (</number:text>
      <number:number number:decimal-places="0" number:min-integer-digits="1" number:grouping="true"/>
      <number:text>)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 R$ (</number:text>
      <number:number number:decimal-places="2" number:min-integer-digits="1" number:grouping="true"/>
      <number:text>)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06/10/2009</text:date>, <text:time>17:46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creator>Petrobras</dc:creator>
    <dc:date>2009-10-06T10:16:04</dc:date>
    <meta:document-statistic meta:table-count="3" meta:cell-count="5" meta:object-count="0"/>
    <meta:generator>BrOffice.org/3.1$Win32 OpenOffice.org_project/310m11$Build-9399</meta:generator>
  </office:meta>
</office:document-meta>
</file>